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8991"/>
    </style:style>
    <style:style style:name="P2" style:family="paragraph" style:parent-style-name="Standard">
      <style:text-properties officeooo:rsid="001d8991" officeooo:paragraph-rsid="001d8991"/>
    </style:style>
    <style:style style:name="P3" style:family="paragraph" style:parent-style-name="Standard">
      <style:text-properties officeooo:paragraph-rsid="001d8991"/>
    </style:style>
    <style:style style:name="P4" style:family="paragraph" style:parent-style-name="Standard">
      <style:text-properties officeooo:rsid="001d8c4f" officeooo:paragraph-rsid="001d8c4f"/>
    </style:style>
    <style:style style:name="P5" style:family="paragraph" style:parent-style-name="Standard">
      <style:text-properties officeooo:rsid="001f7f9d" officeooo:paragraph-rsid="001d8991"/>
    </style:style>
    <style:style style:name="P6" style:family="paragraph" style:parent-style-name="Standard">
      <style:text-properties fo:font-size="8pt" officeooo:rsid="001f7f9d" officeooo:paragraph-rsid="001d8991" style:font-size-asian="8pt" style:font-size-complex="8pt"/>
    </style:style>
    <style:style style:name="P7" style:family="paragraph" style:parent-style-name="Standard">
      <style:text-properties fo:font-size="8pt" officeooo:rsid="0020ae48" officeooo:paragraph-rsid="0020ae48" style:font-size-asian="8pt" style:font-size-complex="8pt"/>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0in" fo:margin-right="0in" fo:text-align="start" style:justify-single-word="false" fo:text-indent="0in" style:auto-text-indent="false"/>
      <style:text-properties style:font-name="Monospace" fo:font-size="8pt" style:font-size-asian="8pt" style:font-size-complex="8pt"/>
    </style:style>
    <style:style style:name="P10"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11" style:family="paragraph" style:parent-style-name="Standard">
      <style:paragraph-properties fo:margin-left="0in" fo:margin-right="0in" fo:text-align="start" style:justify-single-word="false" fo:text-indent="0in" style:auto-text-indent="false"/>
      <style:text-properties fo:font-size="8pt" officeooo:paragraph-rsid="001f7f9d" style:font-size-asian="8pt" style:font-size-complex="8pt"/>
    </style:style>
    <style:style style:name="P12"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01f7f9d" style:font-size-asian="8pt" style:font-size-complex="8pt"/>
    </style:style>
    <style:style style:name="P13"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font-size-complex="8pt"/>
    </style:style>
    <style:style style:name="P14"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5" style:family="paragraph" style:parent-style-name="Standard">
      <style:paragraph-properties fo:margin-left="0in" fo:margin-right="0in" fo:text-align="start" style:justify-single-word="false" fo:text-indent="0in" style:auto-text-indent="false"/>
      <style:text-properties fo:color="#3f7f5f" style:font-name="Monospace" fo:font-size="8pt" style:font-size-asian="8pt" style:font-size-complex="8pt"/>
    </style:style>
    <style:style style:name="P16" style:family="paragraph" style:parent-style-name="Standard">
      <style:text-properties officeooo:rsid="001d8c4f" officeooo:paragraph-rsid="001d8991" fo:background-color="transparent"/>
    </style:style>
    <style:style style:name="P17" style:family="paragraph" style:parent-style-name="Text_20_body">
      <style:text-properties officeooo:rsid="00241ec3" officeooo:paragraph-rsid="00241ec3"/>
    </style:style>
    <style:style style:name="T1" style:family="text">
      <style:text-properties officeooo:rsid="001d8991"/>
    </style:style>
    <style:style style:name="T2" style:family="text">
      <style:text-properties fo:color="#000000" style:font-name="Monospace"/>
    </style:style>
    <style:style style:name="T3" style:family="text">
      <style:text-properties fo:color="#000000" style:font-name="Monospace" fo:font-size="10pt" style:font-size-asian="10pt"/>
    </style:style>
    <style:style style:name="T4" style:family="text">
      <style:text-properties fo:color="#000000" style:font-name="Monospace" fo:font-size="8pt" style:font-size-asian="8pt" style:font-size-complex="8pt"/>
    </style:style>
    <style:style style:name="T5" style:family="text">
      <style:text-properties fo:color="#000000" style:font-name="Monospace" fo:font-size="8pt" style:text-underline-style="solid" style:text-underline-width="auto" style:text-underline-color="font-color" style:font-size-asian="8pt" style:font-size-complex="8pt"/>
    </style:style>
    <style:style style:name="T6" style:family="text">
      <style:text-properties fo:color="#000000" style:font-name="Monospace" fo:font-style="italic" style:font-style-asian="italic"/>
    </style:style>
    <style:style style:name="T7" style:family="text">
      <style:text-properties fo:color="#7f0055" style:font-name="Monospace" fo:font-size="10pt" fo:font-weight="bold" style:font-size-asian="10pt" style:font-weight-asian="bold"/>
    </style:style>
    <style:style style:name="T8" style:family="text">
      <style:text-properties fo:color="#7f0055" style:font-name="Monospace" fo:font-size="8pt" fo:font-weight="bold" style:font-size-asian="8pt" style:font-weight-asian="bold" style:font-size-complex="8pt"/>
    </style:style>
    <style:style style:name="T9" style:family="text">
      <style:text-properties fo:color="#7f0055" style:font-name="Monospace" fo:font-weight="bold" style:font-weight-asian="bold"/>
    </style:style>
    <style:style style:name="T10" style:family="text">
      <style:text-properties fo:color="#3f7f5f" style:font-name="Monospace"/>
    </style:style>
    <style:style style:name="T11" style:family="text">
      <style:text-properties fo:color="#3f7f5f" style:font-name="Monospace" style:text-underline-style="solid" style:text-underline-width="auto" style:text-underline-color="font-color"/>
    </style:style>
    <style:style style:name="T12" style:family="text">
      <style:text-properties fo:color="#3f7f5f" style:font-name="Monospace" style:text-underline-style="none"/>
    </style:style>
    <style:style style:name="T13" style:family="text">
      <style:text-properties fo:color="#3f7f5f" style:font-name="Monospace" officeooo:rsid="001f7f9d"/>
    </style:style>
    <style:style style:name="T14" style:family="text">
      <style:text-properties fo:color="#0000c0" style:font-name="Monospace" fo:font-size="10pt" fo:font-style="italic" style:font-size-asian="10pt" style:font-style-asian="italic"/>
    </style:style>
    <style:style style:name="T15" style:family="text">
      <style:text-properties fo:color="#0000c0" style:font-name="Monospace" fo:font-style="italic" style:font-style-asian="italic"/>
    </style:style>
    <style:style style:name="T16" style:family="text">
      <style:text-properties fo:color="#2a00ff" style:font-name="Monospace"/>
    </style:style>
    <style:style style:name="T17" style:family="text">
      <style:text-properties fo:color="#2a00ff" style:font-name="Monospace" fo:font-size="10pt" style:font-size-asian="10pt"/>
    </style:style>
    <style:style style:name="T18" style:family="text">
      <style:text-properties fo:background-color="#eeeeee"/>
    </style:style>
    <style:style style:name="T19" style:family="text">
      <style:text-properties officeooo:rsid="001d8991" fo:background-color="#eeeeee"/>
    </style:style>
    <style:style style:name="T20" style:family="text">
      <style:text-properties fo:background-color="transparent"/>
    </style:style>
    <style:style style:name="T21" style:family="text">
      <style:text-properties officeooo:rsid="001d8c4f"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fgabe 1</text:h>
      <text:p text:style-name="P1"/>
      <text:p text:style-name="P2">a)</text:p>
      <text:p text:style-name="P2"/>
      <text:p text:style-name="P2"><text:span text:style-name="T3"><text:tab/></text:span><text:span text:style-name="T8">public</text:span><text:span text:style-name="T4"> </text:span><text:span text:style-name="T8">static</text:span><text:span text:style-name="T4"> </text:span><text:span text:style-name="T8">void</text:span><text:span text:style-name="T4"> </text:span><text:span text:style-name="T5">main(String[] args)</text:span><text:span text:style-name="T4"> {</text:span></text:p>
      <text:p text:style-name="P10"><text:span text:style-name="T2"><text:tab/><text:tab/></text:span><text:span text:style-name="T10">// </text:span><text:span text:style-name="T11">Initialisierung</text:span><text:span text:style-name="T10">, </text:span><text:span text:style-name="T11">einlesen</text:span><text:span text:style-name="T10"> </text:span><text:span text:style-name="T11">args</text:span><text:span text:style-name="T10">[0] in </text:span><text:span text:style-name="T11">startzahl</text:span></text:p>
      <text:p text:style-name="P10"><text:span text:style-name="T2"><text:tab/><text:tab/></text:span><text:span text:style-name="T9">int</text:span><text:span text:style-name="T2"> startzahl = Integer.</text:span><text:span text:style-name="T6">parseInt</text:span><text:span text:style-name="T2">(args[0]);</text:span></text:p>
      <text:p text:style-name="P10"><text:span text:style-name="T2"><text:tab/><text:tab/></text:span><text:span text:style-name="T9">int</text:span><text:span text:style-name="T2"> ergebnis = startzahl;</text:span></text:p>
      <text:p text:style-name="P13"><text:tab/><text:tab/></text:p>
      <text:p text:style-name="P13"><text:tab/><text:tab/></text:p>
      <text:p text:style-name="P10"><text:span text:style-name="T2"><text:tab/><text:tab/></text:span><text:span text:style-name="T9">if</text:span><text:span text:style-name="T2"> (ergebnis &gt; 0) {</text:span></text:p>
      <text:p text:style-name="P10"><text:span text:style-name="T2"><text:tab/><text:tab/><text:tab/></text:span><text:span text:style-name="T10">// </text:span><text:span text:style-name="T11">Wenn</text:span><text:span text:style-name="T10"> die </text:span><text:span text:style-name="T11">Eingabe</text:span><text:span text:style-name="T10"> </text:span><text:span text:style-name="T11">größer</text:span><text:span text:style-name="T10"> Null </text:span><text:span text:style-name="T11">ist</text:span><text:span text:style-name="T10">, </text:span><text:span text:style-name="T11">addiere</text:span><text:span text:style-name="T10"> </text:span><text:span text:style-name="T11">zwei</text:span></text:p>
      <text:p text:style-name="P13"><text:tab/><text:tab/><text:tab/>ergebnis = ergebnis + 2;</text:p>
      <text:p text:style-name="P10"><text:span text:style-name="T2"><text:tab/><text:tab/>} </text:span><text:span text:style-name="T9">else</text:span><text:span text:style-name="T2"> {</text:span></text:p>
      <text:p text:style-name="P10"><text:span text:style-name="T2"><text:tab/><text:tab/><text:tab/></text:span><text:span text:style-name="T10">/* </text:span><text:span text:style-name="T11">Wenn</text:span><text:span text:style-name="T10"> die </text:span><text:span text:style-name="T11">Eingabe</text:span><text:span text:style-name="T10"> </text:span><text:span text:style-name="T11">kleiner</text:span><text:span text:style-name="T10"> Null </text:span><text:span text:style-name="T11">ist</text:span><text:span text:style-name="T10">, </text:span><text:span text:style-name="T11">mache</text:span><text:span text:style-name="T10"> </text:span><text:span text:style-name="T11">Eingabe</text:span><text:span text:style-name="T10"> </text:span><text:span text:style-name="T11">positiv</text:span></text:p>
      <text:p text:style-name="P10"><text:span text:style-name="T10"><text:tab/><text:tab/><text:tab/> <text:s text:c="2"/></text:span><text:span text:style-name="T11">und</text:span><text:span text:style-name="T10"> </text:span><text:span text:style-name="T11">addiere</text:span><text:span text:style-name="T10"> </text:span><text:span text:style-name="T11">zwei</text:span><text:span text:style-name="T10"> */</text:span><text:span text:style-name="T2"> </text:span></text:p>
      <text:p text:style-name="P13"><text:tab/><text:tab/><text:tab/>ergebnis = ergebnis * (-1) + 2;</text:p>
      <text:p text:style-name="P13"><text:tab/><text:tab/>}</text:p>
      <text:p text:style-name="P13"><text:tab/><text:tab/></text:p>
      <text:p text:style-name="P13"><text:tab/><text:tab/></text:p>
      <text:p text:style-name="P10"><text:span text:style-name="T2"><text:tab/><text:tab/></text:span><text:span text:style-name="T9">while</text:span><text:span text:style-name="T2"> (ergebnis &gt; 2) {</text:span></text:p>
      <text:p text:style-name="P10"><text:span text:style-name="T2"><text:tab/><text:tab/><text:tab/></text:span><text:span text:style-name="T10">// </text:span><text:span text:style-name="T11">Dekrementier</text:span><text:span text:style-name="T10"> </text:span><text:span text:style-name="T11">Ergebnis</text:span><text:span text:style-name="T10"> </text:span><text:span text:style-name="T11">solange</text:span><text:span text:style-name="T10"> </text:span><text:span text:style-name="T11">um</text:span><text:span text:style-name="T10"> </text:span><text:span text:style-name="T11">zwei</text:span><text:span text:style-name="T10">, </text:span><text:span text:style-name="T11">bis</text:span><text:span text:style-name="T10"> </text:span><text:span text:style-name="T11">es</text:span><text:span text:style-name="T10"> </text:span><text:span text:style-name="T11">kleiner</text:span><text:span text:style-name="T10"> 2 </text:span><text:span text:style-name="T11">ist</text:span></text:p>
      <text:p text:style-name="P13"><text:tab/><text:tab/><text:tab/>ergebnis = ergebnis - 2;</text:p>
      <text:p text:style-name="P13"><text:tab/><text:tab/>}</text:p>
      <text:p text:style-name="P13"><text:tab/><text:tab/></text:p>
      <text:p text:style-name="P10"><text:span text:style-name="T2"><text:tab/><text:tab/></text:span><text:span text:style-name="T9">int</text:span><text:span text:style-name="T2"> arbeiten = 4;</text:span></text:p>
      <text:p text:style-name="P13"><text:tab/><text:tab/></text:p>
      <text:p text:style-name="P10"><text:span text:style-name="T2"><text:tab/><text:tab/></text:span><text:span text:style-name="T10">/* - </text:span><text:span text:style-name="T11">Schleife</text:span><text:span text:style-name="T10"> </text:span><text:span text:style-name="T11">wird</text:span><text:span text:style-name="T10"> 10 </text:span><text:span text:style-name="T11">mal</text:span><text:span text:style-name="T10"> </text:span><text:span text:style-name="T11">durchlaufen</text:span><text:span text:style-name="T10">, </text:span><text:span text:style-name="T11">extrem</text:span><text:span text:style-name="T10"> </text:span><text:span text:style-name="T11">schlecht</text:span><text:span text:style-name="T10"> </text:span><text:span text:style-name="T11">geschrieben</text:span></text:p>
      <text:p text:style-name="P10"><text:span text:style-name="T10"><text:tab/><text:tab/> * - </text:span><text:span text:style-name="T11">Es</text:span><text:span text:style-name="T10"> </text:span><text:span text:style-name="T11">wird</text:span><text:span text:style-name="T10"> 10*</text:span><text:span text:style-name="T11">startwert</text:span><text:span text:style-name="T10">+4 </text:span><text:span text:style-name="T11">gerechnet</text:span></text:p>
      <text:p text:style-name="P10"><text:span text:style-name="T10"><text:tab/><text:tab/> * - </text:span><text:span text:style-name="T11">Schleife</text:span><text:span text:style-name="T10"> </text:span><text:span text:style-name="T11">überflüssig</text:span><text:span text:style-name="T10"> </text:span><text:span text:style-name="T11">da</text:span><text:span text:style-name="T10"> variable </text:span><text:span text:style-name="T11">arbeiten</text:span><text:span text:style-name="T10"> </text:span><text:span text:style-name="T11">im</text:span><text:span text:style-name="T10"> </text:span><text:span text:style-name="T11">weiteren</text:span><text:span text:style-name="T10"> </text:span><text:span text:style-name="T11">Verlauf</text:span><text:span text:style-name="T10"> </text:span></text:p>
      <text:p text:style-name="P10"><text:span text:style-name="T10"><text:tab/><text:tab/> * <text:s text:c="2"/></text:span><text:span text:style-name="T11">nicht</text:span><text:span text:style-name="T10"> </text:span><text:span text:style-name="T11">mehr</text:span><text:span text:style-name="T10"> </text:span><text:span text:style-name="T11">verwendet</text:span><text:span text:style-name="T10"> </text:span><text:span text:style-name="T11">wird</text:span></text:p>
      <text:p text:style-name="P15"><text:tab/><text:tab/> */</text:p>
      <text:p text:style-name="P10"><text:span text:style-name="T2"><text:tab/><text:tab/></text:span><text:span text:style-name="T9">for</text:span><text:span text:style-name="T2"> (</text:span><text:span text:style-name="T9">int</text:span><text:span text:style-name="T2"> i = 2; i &lt;= 20; i = i + 2) {</text:span></text:p>
      <text:p text:style-name="P13"><text:tab/><text:tab/><text:tab/>arbeiten = arbeiten + startzahl;</text:p>
      <text:p text:style-name="P13"><text:tab/><text:tab/>}</text:p>
      <text:p text:style-name="P13"/>
      <text:p text:style-name="P10"><text:span text:style-name="T2"><text:tab/><text:tab/></text:span><text:span text:style-name="T9">switch</text:span><text:span text:style-name="T2"> (ergebnis) {</text:span></text:p>
      <text:p text:style-name="P10"><text:span text:style-name="T2"><text:tab/><text:tab/></text:span><text:span text:style-name="T9">case</text:span><text:span text:style-name="T2"> 0: </text:span></text:p>
      <text:p text:style-name="P10"><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0</text:span></text:p>
      <text:p text:style-name="P10"><text:span text:style-name="T2"><text:tab/><text:tab/><text:tab/>System.</text:span><text:span text:style-name="T15">out</text:span><text:span text:style-name="T2">.println(</text:span><text:span text:style-name="T16">"Das kann nicht sein!"</text:span><text:span text:style-name="T2">);</text:span></text:p>
      <text:p text:style-name="P10"><text:span text:style-name="T2"><text:tab/><text:tab/><text:tab/></text:span><text:span text:style-name="T9">break</text:span><text:span text:style-name="T2">;</text:span></text:p>
      <text:p text:style-name="P10"><text:span text:style-name="T2"><text:tab/><text:tab/></text:span><text:span text:style-name="T9">case</text:span><text:span text:style-name="T2"> 1:</text:span></text:p>
      <text:p text:style-name="P10"><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1</text:span></text:p>
      <text:p text:style-name="P10"><text:span text:style-name="T2"><text:tab/><text:tab/><text:tab/>System.</text:span><text:span text:style-name="T15">out</text:span><text:span text:style-name="T2">.println(</text:span><text:span text:style-name="T16">"Die urspruengliche Zahl war ungerade!"</text:span><text:span text:style-name="T2">);</text:span></text:p>
      <text:p text:style-name="P10"><text:span text:style-name="T2"><text:tab/><text:tab/><text:tab/></text:span><text:span text:style-name="T9">break</text:span><text:span text:style-name="T2">;</text:span></text:p>
      <text:p text:style-name="P10"><text:span text:style-name="T2"><text:tab/><text:tab/></text:span><text:span text:style-name="T9">case</text:span><text:span text:style-name="T2"> 2:</text:span></text:p>
      <text:p text:style-name="P10"><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2</text:span></text:p>
      <text:p text:style-name="P10"><text:span text:style-name="T2"><text:tab/><text:tab/><text:tab/>System.</text:span><text:span text:style-name="T15">out</text:span><text:span text:style-name="T2">.println(</text:span><text:span text:style-name="T16">"Die urspruengliche Zahl war gerade!"</text:span><text:span text:style-name="T2">);</text:span></text:p>
      <text:p text:style-name="P10"><text:span text:style-name="T2"><text:tab/><text:tab/><text:tab/></text:span><text:span text:style-name="T9">break</text:span><text:span text:style-name="T2">;</text:span></text:p>
      <text:p text:style-name="P10"><text:span text:style-name="T2"><text:tab/><text:tab/></text:span><text:span text:style-name="T9">default</text:span><text:span text:style-name="T2">:</text:span></text:p>
      <text:p text:style-name="P10"><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text:s/>&lt; 0 oder &gt; 2</text:span></text:p>
      <text:p text:style-name="P10"><text:span text:style-name="T2"><text:tab/><text:tab/><text:tab/>System.</text:span><text:span text:style-name="T15">out</text:span><text:span text:style-name="T2">.println(</text:span><text:span text:style-name="T16">"Fehler!"</text:span><text:span text:style-name="T2">);</text:span></text:p>
      <text:p text:style-name="P14"><text:tab/><text:tab/>}</text:p>
      <text:p text:style-name="P8"><text:span text:style-name="T3"><text:tab/><text:tab/>System.</text:span><text:span text:style-name="T14">out</text:span><text:span text:style-name="T3">.println(</text:span><text:span text:style-name="T17">"startzahl = "</text:span><text:span text:style-name="T3"> + startzahl);</text:span></text:p>
      <text:p text:style-name="P14"><text:tab/>}</text:p>
      <text:p text:style-name="P2">b) </text:p>
      <text:p text:style-name="P2">Ausgabe “Fehler!”:</text:p>
      <text:p text:style-name="P2">Für alle Eingaben bei denen im Programm durch die Addition bzw. Subtraktion ein Vorzeichenwechsel stattfindet (Bedingt durch den Überlauf der integer Variable ergebnis), gibt das Programm “Fehler!” aus.</text:p>
      <text:p text:style-name="P2"/>
      <text:p text:style-name="P2"><text:soft-page-break/>Dies ist gerade die Menge von {-2³¹-2, -2³¹-1, -2³¹, 2³¹-2, <text:s/>2³¹-1, 2³¹, 2³¹+1, 2³¹+2}</text:p>
      <text:p text:style-name="P2"/>
      <text:p text:style-name="P2">Ausgabe “Das kann nicht sein”:</text:p>
      <text:p text:style-name="P2">Das Programm gibt niemals “Das kann nicht sein” aus, da das ergebnis nie Null wird.</text:p>
      <text:p text:style-name="P2"/>
      <text:p text:style-name="P2">Exception:</text:p>
      <text:p text:style-name="P3"><text:span text:style-name="T1">Für alle Eingaben aus denen die Zeile </text:span><text:span text:style-name="T19">startzahl </text:span><text:span text:style-name="T18">= Integer.parseInt(args[0]); </text:span><text:span text:style-name="T21">einen Fehler wirft.</text:span></text:p>
      <text:p text:style-name="P16"/>
      <text:p text:style-name="P4"><text:span text:style-name="T21">D</text:span><text:span text:style-name="T20">ies sind zum Beispiel Eingaben aus Zeichenketten wie “Hallo”, 'c', oder auch “42 Dreiecke”. Auch Eingaben wie “12,4” oder “.4” oder “42.42” sind ungültig.</text:span></text:p>
      <text:p text:style-name="P2"/>
      <text:p text:style-name="P5">c)</text:p>
      <text:p text:style-name="P5"><text:span text:style-name="T7">p</text:span><text:span text:style-name="T8">ublic</text:span><text:span text:style-name="T4"> </text:span><text:span text:style-name="T8">static</text:span><text:span text:style-name="T4"> </text:span><text:span text:style-name="T8">void</text:span><text:span text:style-name="T4"> main(String[] args) {</text:span></text:p>
      <text:p text:style-name="P10"><text:span text:style-name="T2"><text:tab/><text:tab/></text:span><text:span text:style-name="T10">// </text:span><text:span text:style-name="T11">Initialisierung</text:span></text:p>
      <text:p text:style-name="P10"><text:span text:style-name="T2"><text:tab/><text:tab/></text:span><text:span text:style-name="T9">int</text:span><text:span text:style-name="T2"> startzahl = 0;</text:span></text:p>
      <text:p text:style-name="P10"><text:span text:style-name="T2"><text:tab/><text:tab/></text:span><text:span text:style-name="T9">int</text:span><text:span text:style-name="T2"> ergebnis = 0;</text:span></text:p>
      <text:p text:style-name="P9"/>
      <text:p text:style-name="P10"><text:span text:style-name="T2"><text:tab/><text:tab/></text:span><text:span text:style-name="T9">try</text:span><text:span text:style-name="T2"> {</text:span></text:p>
      <text:p text:style-name="P10"><text:span text:style-name="T2"><text:tab/><text:tab/><text:tab/></text:span><text:span text:style-name="T10">// </text:span><text:span text:style-name="T11">Einlesen</text:span><text:span text:style-name="T10"> </text:span><text:span text:style-name="T11">args</text:span><text:span text:style-name="T10">[0] in </text:span><text:span text:style-name="T11">startzahl</text:span><text:span text:style-name="T10"> falls </text:span><text:span text:style-name="T11">möglich</text:span></text:p>
      <text:p text:style-name="P10"><text:span text:style-name="T2"><text:tab/><text:tab/><text:tab/>startzahl = Integer.</text:span><text:span text:style-name="T6">parseInt</text:span><text:span text:style-name="T2">(args[0]);</text:span></text:p>
      <text:p text:style-name="P13"><text:tab/><text:tab/><text:tab/>ergebnis = startzahl;</text:p>
      <text:p text:style-name="P10"><text:span text:style-name="T2"><text:tab/><text:tab/><text:tab/></text:span><text:span text:style-name="T9">if</text:span><text:span text:style-name="T2"> (ergebnis &gt; 0) {</text:span></text:p>
      <text:p text:style-name="P10"><text:span text:style-name="T2"><text:tab/><text:tab/><text:tab/><text:tab/></text:span><text:span text:style-name="T10">// </text:span><text:span text:style-name="T11">Wenn</text:span><text:span text:style-name="T10"> die </text:span><text:span text:style-name="T11">Eingabe</text:span><text:span text:style-name="T10"> </text:span><text:span text:style-name="T11">größer</text:span><text:span text:style-name="T10"> Null </text:span><text:span text:style-name="T11">ist</text:span><text:span text:style-name="T10">, </text:span><text:span text:style-name="T11">addiere</text:span><text:span text:style-name="T10"> </text:span><text:span text:style-name="T11">zwei</text:span></text:p>
      <text:p text:style-name="P13"><text:tab/><text:tab/><text:tab/><text:tab/>ergebnis = ergebnis + 2;</text:p>
      <text:p text:style-name="P10"><text:span text:style-name="T2"><text:tab/><text:tab/><text:tab/>} </text:span><text:span text:style-name="T9">else</text:span><text:span text:style-name="T2"> {</text:span></text:p>
      <text:p text:style-name="P10"><text:span text:style-name="T2"><text:tab/><text:tab/><text:tab/><text:tab/></text:span><text:span text:style-name="T10">/*</text:span></text:p>
      <text:p text:style-name="P11"><text:span text:style-name="T10"><text:tab/><text:tab/><text:tab/><text:tab/></text:span><text:span text:style-name="T12"> * Wenn die Eingabe kleiner Null ist, mache Eingabe</text:span></text:p>
      <text:p text:style-name="P12"><text:span text:style-name="T10"><text:tab/><text:tab/><text:tab/><text:tab/> * positiv u</text:span><text:span text:style-name="T13">nd </text:span><text:span text:style-name="T10">addiere zwei</text:span></text:p>
      <text:p text:style-name="P15"><text:tab/><text:tab/><text:tab/><text:tab/> */</text:p>
      <text:p text:style-name="P13"><text:tab/><text:tab/><text:tab/><text:tab/>ergebnis = ergebnis * (-1) + 2;</text:p>
      <text:p text:style-name="P13"><text:tab/><text:tab/><text:tab/>}</text:p>
      <text:p text:style-name="P9"/>
      <text:p text:style-name="P10"><text:span text:style-name="T2"><text:tab/><text:tab/><text:tab/></text:span><text:span text:style-name="T9">while</text:span><text:span text:style-name="T2"> (ergebnis &gt; 2) {</text:span></text:p>
      <text:p text:style-name="P10"><text:span text:style-name="T2"><text:tab/><text:tab/><text:tab/><text:tab/></text:span><text:span text:style-name="T10">// </text:span><text:span text:style-name="T11">Dekrementier</text:span><text:span text:style-name="T10"> </text:span><text:span text:style-name="T11">Ergebnis</text:span><text:span text:style-name="T10"> </text:span><text:span text:style-name="T11">solange</text:span><text:span text:style-name="T10"> </text:span><text:span text:style-name="T11">um</text:span><text:span text:style-name="T10"> </text:span><text:span text:style-name="T11">zwei</text:span><text:span text:style-name="T10">, </text:span><text:span text:style-name="T11">bis</text:span><text:span text:style-name="T10"> </text:span><text:span text:style-name="T11">es</text:span><text:span text:style-name="T10"> </text:span><text:span text:style-name="T11">kleiner</text:span><text:span text:style-name="T10"> 2 </text:span><text:span text:style-name="T11">ist</text:span></text:p>
      <text:p text:style-name="P13"><text:tab/><text:tab/><text:tab/><text:tab/>ergebnis = ergebnis - 2;</text:p>
      <text:p text:style-name="P13"><text:tab/><text:tab/><text:tab/>}</text:p>
      <text:p text:style-name="P9"/>
      <text:p text:style-name="P10"><text:span text:style-name="T2"><text:tab/><text:tab/><text:tab/></text:span><text:span text:style-name="T9">int</text:span><text:span text:style-name="T2"> arbeiten = 4;</text:span></text:p>
      <text:p text:style-name="P9"/>
      <text:p text:style-name="P10"><text:span text:style-name="T2"><text:tab/><text:tab/><text:tab/></text:span><text:span text:style-name="T10">/*</text:span></text:p>
      <text:p text:style-name="P11"><text:span text:style-name="T10"><text:tab/><text:tab/><text:tab/> * - </text:span><text:span text:style-name="T11">Schleife</text:span><text:span text:style-name="T10"> </text:span><text:span text:style-name="T11">wird</text:span><text:span text:style-name="T10"> 10 </text:span><text:span text:style-name="T11">mal</text:span><text:span text:style-name="T10"> </text:span><text:span text:style-name="T11">durchlaufen</text:span><text:span text:style-name="T10">, </text:span><text:span text:style-name="T11">extrem</text:span><text:span text:style-name="T10"> </text:span><text:span text:style-name="T11">schlecht</text:span><text:span text:style-name="T10"> <text:tab/><text:tab/><text:tab/><text:tab/><text:tab/></text:span><text:span text:style-name="T11">geschrieben</text:span><text:span text:style-name="T10"> -</text:span></text:p>
      <text:p text:style-name="P10"><text:span text:style-name="T10"><text:tab/><text:tab/><text:tab/> * </text:span><text:span text:style-name="T11">Es</text:span><text:span text:style-name="T10"> </text:span><text:span text:style-name="T11">wird</text:span><text:span text:style-name="T10"> 10*</text:span><text:span text:style-name="T11">startwert</text:span><text:span text:style-name="T10">+4 </text:span><text:span text:style-name="T11">gerechnet</text:span><text:span text:style-name="T10"> - </text:span><text:span text:style-name="T11">Schleife</text:span><text:span text:style-name="T10"> </text:span><text:span text:style-name="T11">überflüssig</text:span><text:span text:style-name="T10"> </text:span><text:span text:style-name="T11">da</text:span></text:p>
      <text:p text:style-name="P10"><text:span text:style-name="T10"><text:tab/><text:tab/><text:tab/> * variable </text:span><text:span text:style-name="T11">arbeiten</text:span><text:span text:style-name="T10"> </text:span><text:span text:style-name="T11">im</text:span><text:span text:style-name="T10"> </text:span><text:span text:style-name="T11">weiteren</text:span><text:span text:style-name="T10"> </text:span><text:span text:style-name="T11">Verlauf</text:span><text:span text:style-name="T10"> </text:span><text:span text:style-name="T11">nicht</text:span><text:span text:style-name="T10"> </text:span><text:span text:style-name="T11">mehr</text:span><text:span text:style-name="T10"> </text:span><text:span text:style-name="T11">verwendet</text:span><text:span text:style-name="T10"> </text:span><text:span text:style-name="T11">wird</text:span></text:p>
      <text:p text:style-name="P15"><text:tab/><text:tab/><text:tab/> */</text:p>
      <text:p text:style-name="P10"><text:span text:style-name="T2"><text:tab/><text:tab/><text:tab/></text:span><text:span text:style-name="T9">for</text:span><text:span text:style-name="T2"> (</text:span><text:span text:style-name="T9">int</text:span><text:span text:style-name="T2"> i = 2; i &lt;= 20; i = i + 2) {</text:span></text:p>
      <text:p text:style-name="P13"><text:tab/><text:tab/><text:tab/><text:tab/>arbeiten = arbeiten + startzahl;</text:p>
      <text:p text:style-name="P13"><text:tab/><text:tab/><text:tab/>}</text:p>
      <text:p text:style-name="P10"><text:span text:style-name="T2"><text:tab/><text:tab/>} </text:span><text:span text:style-name="T9">catch</text:span><text:span text:style-name="T2"> (Exception e) {</text:span></text:p>
      <text:p text:style-name="P10"><text:span text:style-name="T2"><text:tab/><text:tab/><text:tab/>System.</text:span><text:span text:style-name="T15">out</text:span><text:span text:style-name="T2">.print(</text:span><text:span text:style-name="T16">"Bitte nur gueltige ganze Zahlen eingeben, "</text:span><text:span text:style-name="T2">);</text:span></text:p>
      <text:p text:style-name="P10"><text:span text:style-name="T2"><text:tab/><text:tab/><text:tab/>ergebnis = 3; </text:span><text:span text:style-name="T10">// Dies </text:span><text:span text:style-name="T11">führt</text:span><text:span text:style-name="T10"> </text:span><text:span text:style-name="T11">zu</text:span><text:span text:style-name="T10"> </text:span><text:span text:style-name="T11">Ausgabe</text:span><text:span text:style-name="T10"> "</text:span><text:span text:style-name="T11">Fehler</text:span><text:span text:style-name="T10">!"</text:span></text:p>
      <text:p text:style-name="P13"><text:tab/><text:tab/>}</text:p>
      <text:p text:style-name="P9"/>
      <text:p text:style-name="P10"><text:span text:style-name="T2"><text:tab/><text:tab/></text:span><text:span text:style-name="T9">switch</text:span><text:span text:style-name="T2"> (ergebnis) {</text:span></text:p>
      <text:p text:style-name="P10"><text:span text:style-name="T2"><text:tab/><text:tab/></text:span><text:span text:style-name="T9">case</text:span><text:span text:style-name="T2"> 0:</text:span></text:p>
      <text:p text:style-name="P10"><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0</text:span></text:p>
      <text:p text:style-name="P10"><text:span text:style-name="T2"><text:tab/><text:tab/><text:tab/>System.</text:span><text:span text:style-name="T15">out</text:span><text:span text:style-name="T2">.println(</text:span><text:span text:style-name="T16">"Das kann nicht sein!"</text:span><text:span text:style-name="T2">);</text:span></text:p>
      <text:p text:style-name="P10"><text:span text:style-name="T2"><text:tab/><text:tab/><text:tab/></text:span><text:span text:style-name="T9">break</text:span><text:span text:style-name="T2">;</text:span></text:p>
      <text:p text:style-name="P10"><text:span text:style-name="T2"><text:tab/><text:tab/></text:span><text:span text:style-name="T9">case</text:span><text:span text:style-name="T2"> 1:</text:span></text:p>
      <text:p text:style-name="P10"><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1</text:span></text:p>
      <text:p text:style-name="P10"><text:span text:style-name="T2"><text:tab/><text:tab/><text:tab/>System.</text:span><text:span text:style-name="T15">out</text:span><text:span text:style-name="T2">.println(</text:span><text:span text:style-name="T16">"Die urspruengliche Zahl war ungerade!"</text:span><text:span text:style-name="T2">);</text:span></text:p>
      <text:p text:style-name="P10"><text:span text:style-name="T2"><text:tab/><text:tab/><text:tab/></text:span><text:span text:style-name="T9">break</text:span><text:span text:style-name="T2">;</text:span></text:p>
      <text:p text:style-name="P10"><text:span text:style-name="T2"><text:tab/><text:tab/></text:span><text:span text:style-name="T9">case</text:span><text:span text:style-name="T2"> 2:</text:span></text:p>
      <text:p text:style-name="P10"><text:soft-page-break/><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2</text:span></text:p>
      <text:p text:style-name="P10"><text:span text:style-name="T2"><text:tab/><text:tab/><text:tab/>System.</text:span><text:span text:style-name="T15">out</text:span><text:span text:style-name="T2">.println(</text:span><text:span text:style-name="T16">"Die urspruengliche Zahl war gerade!"</text:span><text:span text:style-name="T2">);</text:span></text:p>
      <text:p text:style-name="P10"><text:span text:style-name="T2"><text:tab/><text:tab/><text:tab/></text:span><text:span text:style-name="T9">break</text:span><text:span text:style-name="T2">;</text:span></text:p>
      <text:p text:style-name="P10"><text:span text:style-name="T2"><text:tab/><text:tab/></text:span><text:span text:style-name="T9">default</text:span><text:span text:style-name="T2">:</text:span></text:p>
      <text:p text:style-name="P10"><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lt; 0 oder &gt; 2</text:span></text:p>
      <text:p text:style-name="P10"><text:span text:style-name="T2"><text:tab/><text:tab/><text:tab/>System.</text:span><text:span text:style-name="T15">out</text:span><text:span text:style-name="T2">.println(</text:span><text:span text:style-name="T16">"Fehler!"</text:span><text:span text:style-name="T2">);</text:span></text:p>
      <text:p text:style-name="P13"><text:tab/><text:tab/>}</text:p>
      <text:p text:style-name="P10"><text:span text:style-name="T2"><text:tab/><text:tab/>System.</text:span><text:span text:style-name="T15">out</text:span><text:span text:style-name="T2">.println(</text:span><text:span text:style-name="T16">"startzahl = "</text:span><text:span text:style-name="T2"> + startzahl);</text:span></text:p>
      <text:p text:style-name="P13"><text:tab/>}</text:p>
      <text:p text:style-name="P6"/>
      <text:p text:style-name="P7"/>
      <text:p text:style-name="P7"/>
      <text:h text:style-name="Heading_20_2" text:outline-level="2">Aufgabe 2</text:h>
      <text:p text:style-name="Text_20_body"/>
      <text:p text:style-name="P17">b) ch halte die Implementierung nicht für sinnvoll. Der Benutzer kann viel zu viele Fehleingaben machen, besonders bei langen Worten. Auch wenn die Eingabefehler durch ein .toUpperCase() bzw. toLowerCase() und entsprechender Anpassung der If-Abfragen reduziert werden könnte, kann nicht verhindert werden das sich der Benutzer vertippt.<text:line-break/><text:line-break/>Es wäre außerdem besser verschiedene Figuren zu verketten. Zum Beispiel teilen Quadrat und Rechteck viele Eigenschaften. Ein möglicher Ansatz wäre die Hintereinanderausführung der Funktionen oder Verer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 </meta:initial-creator>
    <meta:creation-date>2014-04-10T00:03:01.112550481</meta:creation-date>
    <dc:date>2014-04-10T04:48:40.964975957</dc:date>
    <dc:creator>Nico </dc:creator>
    <meta:editing-duration>PT3H39M52S</meta:editing-duration>
    <meta:editing-cycles>3</meta:editing-cycles>
    <meta:generator>LibreOffice/4.1.3.2$Linux_X86_64 LibreOffice_project/410m0$Build-2</meta:generator>
    <meta:document-statistic meta:table-count="0" meta:image-count="0" meta:object-count="0" meta:page-count="3" meta:paragraph-count="118" meta:word-count="648" meta:character-count="4091" meta:non-whitespace-character-count="3280"/>
  </office:meta>
</office:document-meta>
</file>